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2.01pt solid #000000" style:text-align-source="fix" style:repeat-content="false" fo:border-left="none" fo:border-right="none" fo:border-top="2.01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initial cond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2.63" calcext:value-type="float">
            <text:p>2,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6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28" calcext:value-type="float">
            <text:p>0,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6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0.4395" calcext:value-type="float">
            <text:p>0,43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H</text:p>
          </table:table-cell>
          <table:table-cell office:value-type="float" office:value="5.414" calcext:value-type="float">
            <text:p>5,4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P</text:p>
          </table:table-cell>
          <table:table-cell office:value-type="float" office:value="0.2229" calcext:value-type="float">
            <text:p>0,2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PH</text:p>
          </table:table-cell>
          <table:table-cell office:value-type="float" office:value="0.1465" calcext:value-type="float">
            <text:p>0,1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5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OA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XA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.197" calcext:value-type="float">
            <text:p>0,1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M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LU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" office:value-type="float" office:value="0.000104" calcext:value-type="float">
            <text:p>1,04E-04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9:50:02.055210183</meta:creation-date>
    <dc:date>2021-05-18T19:57:08.564199544</dc:date>
    <meta:editing-duration>PT1M56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